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7cm" fo:min-width="1.656cm"/>
    </style:style>
    <style:style style:name="gr2" style:family="graphic" style:parent-style-name="standard">
      <style:graphic-properties draw:textarea-horizontal-align="justify" draw:textarea-vertical-align="middle" draw:auto-grow-height="false" fo:min-height="0.919cm" fo:min-width="0.93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2.413cm" svg:x="4.048cm" svg:y="2.6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032cm" svg:height="1.651cm" svg:x="2.905cm" svg:y="6.46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032cm" svg:height="1.651cm" svg:x="6.588cm" svg:y="6.46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032cm" svg:height="1.651cm" svg:x="4.429cm" svg:y="9.12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032cm" svg:height="1.651cm" svg:x="1.508cm" svg:y="9.12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494cm" svg:y1="4.711cm" svg:x2="3.921cm" svg:y2="6.461cm" draw:start-shape="id1" draw:start-glue-point="7" draw:end-shape="id2" draw:end-glue-point="4" svg:d="M4494 4711l-573 1750" svg:viewBox="0 0 574 1751">
          <text:p/>
        </draw:connector>
        <draw:connector draw:style-name="gr3" draw:text-style-name="P2" draw:layer="layout" draw:type="line" svg:x1="3.202cm" svg:y1="7.871cm" svg:x2="2.524cm" svg:y2="9.128cm" draw:start-shape="id2" draw:start-glue-point="7" draw:end-shape="id3" draw:end-glue-point="4" svg:d="M3202 7871l-678 1257" svg:viewBox="0 0 679 1258">
          <text:p/>
        </draw:connector>
        <draw:connector draw:style-name="gr3" draw:text-style-name="P2" draw:layer="layout" draw:type="line" svg:x1="4.64cm" svg:y1="7.871cm" svg:x2="5.445cm" svg:y2="9.128cm" draw:start-shape="id2" draw:start-glue-point="9" draw:end-shape="id4" draw:end-glue-point="4" svg:d="M4640 7871l805 1257" svg:viewBox="0 0 806 1258">
          <text:p/>
        </draw:connector>
        <draw:connector draw:style-name="gr3" draw:text-style-name="P2" draw:layer="layout" draw:type="line" svg:x1="6.65cm" svg:y1="4.711cm" svg:x2="7.604cm" svg:y2="6.461cm" draw:start-shape="id1" draw:start-glue-point="9" draw:end-shape="id5" draw:end-glue-point="4" svg:d="M6650 4711l954 1750" svg:viewBox="0 0 955 1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7:28:55.374363828</meta:creation-date>
    <dc:date>2019-03-29T17:32:29.000986536</dc:date>
    <meta:editing-duration>PT3M34S</meta:editing-duration>
    <meta:editing-cycles>1</meta:editing-cycles>
    <meta:document-statistic meta:object-count="9"/>
    <meta:generator>LibreOffice/6.0.7.3$Linux_X86_64 LibreOffice_project/00m0$Build-3</meta:generator>
  </office:meta>
</office:document-meta>
</file>